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imites du programme </text:span>:</text:p>
      <text:list xml:id="list7408175050786390845" text:style-name="L1">
        <text:list-item>
          <text:p text:style-name="P1">On considère qu'il n'a qu'un seul contour par arête de la cellule. En effet, si ce n'est pas le cas, étant donné le fait que notre fonction find_seed ne détecte qu'un point, alors on risque de manquer une ligne de niveau.</text:p>
          <text:p text:style-name="P1">Si on prend des cellules suffisamment petites, ce risque devient très faible.</text:p>
        </text:list-item>
        <text:list-item>
          <text:p text:style-name="P1">Avec la méthode d'Euler que nous utilisons, l'erreur sur le tracé s'accumule rapidement. </text:p>
          <text:p text:style-name="P1">Mais encore une fois si on prend des cellules suffisamment petites l'erreur globale reste faibl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Boutrouelle</meta:initial-creator>
    <meta:creation-date>2019-10-23T11:27:35.68</meta:creation-date>
    <meta:document-statistic meta:table-count="0" meta:image-count="0" meta:object-count="0" meta:page-count="1" meta:paragraph-count="5" meta:word-count="89" meta:character-count="510"/>
    <dc:date>2019-10-23T11:34:46.48</dc:date>
    <dc:creator>Mathis Boutrouelle</dc:creator>
    <meta:editing-duration>PT7M12S</meta:editing-duration>
    <meta:editing-cycles>1</meta:editing-cycles>
    <meta:generator>OpenOffice/4.1.7$Win32 OpenOffice.org_project/417m1$Build-9800</meta:generator>
  </office:meta>
</office:document-meta>
</file>